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07a002"/>
    </style:style>
    <style:style style:name="P2" style:family="paragraph" style:parent-style-name="Horizontal_20_Line">
      <style:text-properties style:font-name="Calibri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48f60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d229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3720a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paragraph-rsid="00048f60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48f60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7a002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82f6b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d2298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080f1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3720a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0d2298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1080f1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13720a"/>
    </style:style>
    <style:style style:name="P16" style:family="paragraph" style:parent-style-name="Heading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paragraph-rsid="00024f5a"/>
    </style:style>
    <style:style style:name="P17" style:family="paragraph" style:parent-style-name="Heading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24f5a" officeooo:paragraph-rsid="00024f5a"/>
    </style:style>
    <style:style style:name="P18" style:family="paragraph" style:parent-style-name="Heading_20_3">
      <style:paragraph-properties fo:break-before="page"/>
      <style:text-properties style:font-name="Calibri"/>
    </style:style>
    <style:style style:name="P19" style:family="paragraph" style:parent-style-name="Heading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048f60"/>
    </style:style>
    <style:style style:name="P20" style:family="paragraph" style:parent-style-name="Heading_20_3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082f6b"/>
    </style:style>
    <style:style style:name="P21" style:family="paragraph" style:parent-style-name="Heading_20_3">
      <style:text-properties style:font-name="Calibri" officeooo:paragraph-rsid="00082f6b"/>
    </style:style>
    <style:style style:name="P22" style:family="paragraph" style:parent-style-name="Heading_20_3">
      <style:text-properties style:font-name="Calibri"/>
    </style:style>
    <style:style style:name="P23" style:family="paragraph" style:parent-style-name="Heading_20_3">
      <style:text-properties officeooo:paragraph-rsid="000d2298"/>
    </style:style>
    <style:style style:name="P24" style:family="paragraph" style:parent-style-name="Heading_20_3">
      <style:text-properties officeooo:paragraph-rsid="001080f1"/>
    </style:style>
    <style:style style:name="P25" style:family="paragraph" style:parent-style-name="Preformatted_20_Text">
      <style:paragraph-properties style:writing-mode="lr-tb"/>
    </style:style>
    <style:style style:name="P26" style:family="paragraph" style:parent-style-name="Preformatted_20_Text">
      <style:paragraph-properties fo:margin-top="0cm" fo:margin-bottom="0.499cm" style:contextual-spacing="false" style:writing-mode="lr-tb"/>
    </style:style>
    <style:style style:name="P27" style:family="paragraph" style:parent-style-name="Preformatted_20_Text" style:list-style-name="L1"/>
    <style:style style:name="P28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29" style:family="paragraph" style:parent-style-name="Preformatted_20_Text" style:list-style-name="L2"/>
    <style:style style:name="P30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31" style:family="paragraph" style:parent-style-name="Preformatted_20_Text" style:list-style-name="L3"/>
    <style:style style:name="P32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33" style:family="paragraph" style:parent-style-name="Preformatted_20_Text" style:list-style-name="L4"/>
    <style:style style:name="P34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35" style:family="paragraph" style:parent-style-name="Preformatted_20_Text" style:list-style-name="L5"/>
    <style:style style:name="P36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37" style:family="paragraph" style:parent-style-name="Preformatted_20_Text" style:list-style-name="L6"/>
    <style:style style:name="P38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39" style:family="paragraph" style:parent-style-name="Preformatted_20_Text" style:list-style-name="L7">
      <style:paragraph-properties fo:margin-top="0cm" fo:margin-bottom="0.499cm" style:contextual-spacing="false" style:writing-mode="lr-tb"/>
      <style:text-properties officeooo:paragraph-rsid="00082f6b"/>
    </style:style>
    <style:style style:name="P40" style:family="paragraph" style:parent-style-name="Preformatted_20_Text" style:list-style-name="L15">
      <style:paragraph-properties style:writing-mode="lr-tb"/>
      <style:text-properties officeooo:paragraph-rsid="00082f6b"/>
    </style:style>
    <style:style style:name="P41" style:family="paragraph" style:parent-style-name="Preformatted_20_Text" style:list-style-name="L15">
      <style:paragraph-properties fo:margin-top="0cm" fo:margin-bottom="0.499cm" style:contextual-spacing="false" style:writing-mode="lr-tb"/>
      <style:text-properties officeooo:paragraph-rsid="00082f6b"/>
    </style:style>
    <style:style style:name="P42" style:family="paragraph" style:parent-style-name="Preformatted_20_Text" style:list-style-name="L16">
      <style:paragraph-properties fo:margin-top="0cm" fo:margin-bottom="0.499cm" style:contextual-spacing="false" style:writing-mode="lr-tb"/>
      <style:text-properties officeooo:paragraph-rsid="00082f6b"/>
    </style:style>
    <style:style style:name="P43" style:family="paragraph" style:parent-style-name="Preformatted_20_Text" style:list-style-name="L17">
      <style:paragraph-properties fo:margin-top="0cm" fo:margin-bottom="0.499cm" style:contextual-spacing="false" style:writing-mode="lr-tb"/>
      <style:text-properties officeooo:paragraph-rsid="00082f6b"/>
    </style:style>
    <style:style style:name="P44" style:family="paragraph" style:parent-style-name="Preformatted_20_Text" style:list-style-name="L18">
      <style:paragraph-properties fo:margin-top="0cm" fo:margin-bottom="0.499cm" style:contextual-spacing="false" style:writing-mode="lr-tb"/>
      <style:text-properties officeooo:paragraph-rsid="00082f6b"/>
    </style:style>
    <style:style style:name="P45" style:family="paragraph" style:parent-style-name="Preformatted_20_Text" style:list-style-name="L19">
      <style:paragraph-properties fo:margin-top="0cm" fo:margin-bottom="0.499cm" style:contextual-spacing="false" style:writing-mode="lr-tb"/>
      <style:text-properties officeooo:paragraph-rsid="00082f6b"/>
    </style:style>
    <style:style style:name="P46" style:family="paragraph" style:parent-style-name="Preformatted_20_Text" style:list-style-name="L20">
      <style:paragraph-properties style:writing-mode="lr-tb"/>
      <style:text-properties officeooo:paragraph-rsid="00082f6b"/>
    </style:style>
    <style:style style:name="P47" style:family="paragraph" style:parent-style-name="Preformatted_20_Text" style:list-style-name="L20">
      <style:paragraph-properties fo:margin-top="0cm" fo:margin-bottom="0.499cm" style:contextual-spacing="false" style:writing-mode="lr-tb"/>
      <style:text-properties officeooo:paragraph-rsid="00082f6b"/>
    </style:style>
    <style:style style:name="P48" style:family="paragraph" style:parent-style-name="Preformatted_20_Text" style:list-style-name="L21">
      <style:paragraph-properties fo:margin-top="0cm" fo:margin-bottom="0.499cm" style:contextual-spacing="false" style:writing-mode="lr-tb"/>
      <style:text-properties officeooo:paragraph-rsid="00082f6b"/>
    </style:style>
    <style:style style:name="P49" style:family="paragraph" style:parent-style-name="Preformatted_20_Text" style:list-style-name="L16">
      <style:text-properties style:font-name="Calibri" officeooo:paragraph-rsid="00082f6b"/>
    </style:style>
    <style:style style:name="P50" style:family="paragraph" style:parent-style-name="Preformatted_20_Text" style:list-style-name="L17">
      <style:text-properties style:font-name="Calibri" officeooo:paragraph-rsid="00082f6b"/>
    </style:style>
    <style:style style:name="P51" style:family="paragraph" style:parent-style-name="Preformatted_20_Text" style:list-style-name="L18">
      <style:text-properties style:font-name="Calibri" officeooo:paragraph-rsid="00082f6b"/>
    </style:style>
    <style:style style:name="P52" style:family="paragraph" style:parent-style-name="Preformatted_20_Text" style:list-style-name="L19">
      <style:text-properties style:font-name="Calibri" officeooo:paragraph-rsid="00082f6b"/>
    </style:style>
    <style:style style:name="P53" style:family="paragraph" style:parent-style-name="Preformatted_20_Text" style:list-style-name="L20">
      <style:text-properties style:font-name="Calibri" officeooo:paragraph-rsid="00082f6b"/>
    </style:style>
    <style:style style:name="P54" style:family="paragraph" style:parent-style-name="Preformatted_20_Text" style:list-style-name="L21">
      <style:text-properties style:font-name="Calibri" officeooo:paragraph-rsid="00082f6b"/>
    </style:style>
    <style:style style:name="P55" style:family="paragraph" style:parent-style-name="Preformatted_20_Text" style:list-style-name="L22">
      <style:text-properties style:font-name="Calibri"/>
    </style:style>
    <style:style style:name="P56" style:family="paragraph" style:parent-style-name="Preformatted_20_Text" style:list-style-name="L23">
      <style:text-properties style:font-name="Calibri"/>
    </style:style>
    <style:style style:name="P57" style:family="paragraph" style:parent-style-name="Preformatted_20_Text" style:list-style-name="L24">
      <style:text-properties style:font-name="Calibri"/>
    </style:style>
    <style:style style:name="P58" style:family="paragraph" style:parent-style-name="Preformatted_20_Text" style:list-style-name="L25">
      <style:text-properties style:font-name="Calibri"/>
    </style:style>
    <style:style style:name="P59" style:family="paragraph" style:parent-style-name="Preformatted_20_Text" style:list-style-name="L26">
      <style:text-properties style:font-name="Calibri"/>
    </style:style>
    <style:style style:name="P60" style:family="paragraph" style:parent-style-name="Preformatted_20_Text" style:list-style-name="L27">
      <style:text-properties style:font-name="Calibri"/>
    </style:style>
    <style:style style:name="P61" style:family="paragraph" style:parent-style-name="Preformatted_20_Text" style:list-style-name="L28">
      <style:text-properties style:font-name="Calibri"/>
    </style:style>
    <style:style style:name="P62" style:family="paragraph" style:parent-style-name="Preformatted_20_Text" style:list-style-name="L31">
      <style:text-properties style:font-name="Calibri"/>
    </style:style>
    <style:style style:name="P63" style:family="paragraph" style:parent-style-name="Preformatted_20_Text" style:list-style-name="L42">
      <style:text-properties style:font-name="Calibri"/>
    </style:style>
    <style:style style:name="P64" style:family="paragraph" style:parent-style-name="Preformatted_20_Text" style:list-style-name="L43">
      <style:text-properties style:font-name="Calibri"/>
    </style:style>
    <style:style style:name="P65" style:family="paragraph" style:parent-style-name="Preformatted_20_Text" style:list-style-name="L44">
      <style:text-properties style:font-name="Calibri"/>
    </style:style>
    <style:style style:name="P66" style:family="paragraph" style:parent-style-name="Preformatted_20_Text" style:list-style-name="L45">
      <style:text-properties style:font-name="Calibri"/>
    </style:style>
    <style:style style:name="P67" style:family="paragraph" style:parent-style-name="Preformatted_20_Text" style:list-style-name="L46">
      <style:text-properties style:font-name="Calibri"/>
    </style:style>
    <style:style style:name="P68" style:family="paragraph" style:parent-style-name="Preformatted_20_Text" style:list-style-name="L47">
      <style:text-properties style:font-name="Calibri"/>
    </style:style>
    <style:style style:name="P69" style:family="paragraph" style:parent-style-name="Preformatted_20_Text" style:list-style-name="L48">
      <style:text-properties style:font-name="Calibri"/>
    </style:style>
    <style:style style:name="P70" style:family="paragraph" style:parent-style-name="Preformatted_20_Text" style:list-style-name="L49">
      <style:text-properties style:font-name="Calibri"/>
    </style:style>
    <style:style style:name="P71" style:family="paragraph" style:parent-style-name="Preformatted_20_Text" style:list-style-name="L50">
      <style:text-properties style:font-name="Calibri"/>
    </style:style>
    <style:style style:name="P72" style:family="paragraph" style:parent-style-name="Preformatted_20_Text" style:list-style-name="L51">
      <style:text-properties style:font-name="Calibri"/>
    </style:style>
    <style:style style:name="P73" style:family="paragraph" style:parent-style-name="Preformatted_20_Text" style:list-style-name="L53">
      <style:text-properties style:font-name="Calibri"/>
    </style:style>
    <style:style style:name="P74" style:family="paragraph" style:parent-style-name="Preformatted_20_Text" style:list-style-name="L54">
      <style:text-properties style:font-name="Calibri"/>
    </style:style>
    <style:style style:name="P75" style:family="paragraph" style:parent-style-name="Preformatted_20_Text" style:list-style-name="L55">
      <style:text-properties style:font-name="Calibri"/>
    </style:style>
    <style:style style:name="P76" style:family="paragraph" style:parent-style-name="Preformatted_20_Text" style:list-style-name="L56">
      <style:text-properties style:font-name="Calibri"/>
    </style:style>
    <style:style style:name="P77" style:family="paragraph" style:parent-style-name="Preformatted_20_Text" style:list-style-name="L57">
      <style:text-properties style:font-name="Calibri"/>
    </style:style>
    <style:style style:name="P78" style:family="paragraph" style:parent-style-name="Preformatted_20_Text" style:list-style-name="L58">
      <style:text-properties style:font-name="Calibri"/>
    </style:style>
    <style:style style:name="P79" style:family="paragraph" style:parent-style-name="Preformatted_20_Text" style:list-style-name="L59">
      <style:text-properties style:font-name="Calibri"/>
    </style:style>
    <style:style style:name="P80" style:family="paragraph" style:parent-style-name="Preformatted_20_Text" style:list-style-name="L60">
      <style:text-properties style:font-name="Calibri"/>
    </style:style>
    <style:style style:name="P81" style:family="paragraph" style:parent-style-name="Preformatted_20_Text" style:list-style-name="L61">
      <style:text-properties style:font-name="Calibri"/>
    </style:style>
    <style:style style:name="P82" style:family="paragraph" style:parent-style-name="Preformatted_20_Text" style:list-style-name="L61">
      <style:paragraph-properties style:writing-mode="lr-tb"/>
      <style:text-properties style:font-name="Calibri"/>
    </style:style>
    <style:style style:name="P83" style:family="paragraph" style:parent-style-name="Preformatted_20_Text">
      <style:text-properties style:font-name="Calibri"/>
    </style:style>
    <style:style style:name="P84" style:family="paragraph" style:parent-style-name="Preformatted_20_Text" style:list-style-name="L22">
      <style:paragraph-properties style:writing-mode="lr-tb"/>
    </style:style>
    <style:style style:name="P85" style:family="paragraph" style:parent-style-name="Preformatted_20_Text" style:list-style-name="L22">
      <style:paragraph-properties fo:margin-top="0cm" fo:margin-bottom="0.499cm" style:contextual-spacing="false" style:writing-mode="lr-tb"/>
    </style:style>
    <style:style style:name="P86" style:family="paragraph" style:parent-style-name="Preformatted_20_Text" style:list-style-name="L23">
      <style:paragraph-properties style:writing-mode="lr-tb"/>
    </style:style>
    <style:style style:name="P87" style:family="paragraph" style:parent-style-name="Preformatted_20_Text" style:list-style-name="L23">
      <style:paragraph-properties fo:margin-top="0cm" fo:margin-bottom="0.499cm" style:contextual-spacing="false" style:writing-mode="lr-tb"/>
    </style:style>
    <style:style style:name="P88" style:family="paragraph" style:parent-style-name="Preformatted_20_Text" style:list-style-name="L24">
      <style:paragraph-properties style:writing-mode="lr-tb"/>
    </style:style>
    <style:style style:name="P89" style:family="paragraph" style:parent-style-name="Preformatted_20_Text" style:list-style-name="L24">
      <style:paragraph-properties fo:margin-top="0cm" fo:margin-bottom="0.499cm" style:contextual-spacing="false" style:writing-mode="lr-tb"/>
    </style:style>
    <style:style style:name="P90" style:family="paragraph" style:parent-style-name="Preformatted_20_Text" style:list-style-name="L25">
      <style:paragraph-properties style:writing-mode="lr-tb"/>
    </style:style>
    <style:style style:name="P91" style:family="paragraph" style:parent-style-name="Preformatted_20_Text" style:list-style-name="L25">
      <style:paragraph-properties fo:margin-top="0cm" fo:margin-bottom="0.499cm" style:contextual-spacing="false" style:writing-mode="lr-tb"/>
    </style:style>
    <style:style style:name="P92" style:family="paragraph" style:parent-style-name="Preformatted_20_Text" style:list-style-name="L26">
      <style:paragraph-properties style:writing-mode="lr-tb"/>
    </style:style>
    <style:style style:name="P93" style:family="paragraph" style:parent-style-name="Preformatted_20_Text" style:list-style-name="L26">
      <style:paragraph-properties fo:margin-top="0cm" fo:margin-bottom="0.499cm" style:contextual-spacing="false" style:writing-mode="lr-tb"/>
    </style:style>
    <style:style style:name="P94" style:family="paragraph" style:parent-style-name="Preformatted_20_Text" style:list-style-name="L27">
      <style:paragraph-properties style:writing-mode="lr-tb"/>
    </style:style>
    <style:style style:name="P95" style:family="paragraph" style:parent-style-name="Preformatted_20_Text" style:list-style-name="L27">
      <style:paragraph-properties fo:margin-top="0cm" fo:margin-bottom="0.499cm" style:contextual-spacing="false" style:writing-mode="lr-tb"/>
    </style:style>
    <style:style style:name="P96" style:family="paragraph" style:parent-style-name="Preformatted_20_Text" style:list-style-name="L28">
      <style:paragraph-properties style:writing-mode="lr-tb"/>
    </style:style>
    <style:style style:name="P97" style:family="paragraph" style:parent-style-name="Preformatted_20_Text" style:list-style-name="L28">
      <style:paragraph-properties fo:margin-top="0cm" fo:margin-bottom="0.499cm" style:contextual-spacing="false" style:writing-mode="lr-tb"/>
    </style:style>
    <style:style style:name="P98" style:family="paragraph" style:parent-style-name="Preformatted_20_Text" style:list-style-name="L29">
      <style:paragraph-properties style:writing-mode="lr-tb"/>
    </style:style>
    <style:style style:name="P99" style:family="paragraph" style:parent-style-name="Preformatted_20_Text" style:list-style-name="L29">
      <style:paragraph-properties fo:margin-top="0cm" fo:margin-bottom="0.499cm" style:contextual-spacing="false" style:writing-mode="lr-tb"/>
    </style:style>
    <style:style style:name="P100" style:family="paragraph" style:parent-style-name="Preformatted_20_Text" style:list-style-name="L30">
      <style:paragraph-properties style:writing-mode="lr-tb"/>
    </style:style>
    <style:style style:name="P101" style:family="paragraph" style:parent-style-name="Preformatted_20_Text" style:list-style-name="L30">
      <style:paragraph-properties fo:margin-top="0cm" fo:margin-bottom="0.499cm" style:contextual-spacing="false" style:writing-mode="lr-tb"/>
    </style:style>
    <style:style style:name="P102" style:family="paragraph" style:parent-style-name="Preformatted_20_Text" style:list-style-name="L31">
      <style:paragraph-properties style:writing-mode="lr-tb"/>
    </style:style>
    <style:style style:name="P103" style:family="paragraph" style:parent-style-name="Preformatted_20_Text" style:list-style-name="L42">
      <style:paragraph-properties style:writing-mode="lr-tb"/>
    </style:style>
    <style:style style:name="P104" style:family="paragraph" style:parent-style-name="Preformatted_20_Text" style:list-style-name="L42">
      <style:paragraph-properties fo:margin-top="0cm" fo:margin-bottom="0.499cm" style:contextual-spacing="false" style:writing-mode="lr-tb"/>
    </style:style>
    <style:style style:name="P105" style:family="paragraph" style:parent-style-name="Preformatted_20_Text" style:list-style-name="L43">
      <style:paragraph-properties style:writing-mode="lr-tb"/>
    </style:style>
    <style:style style:name="P106" style:family="paragraph" style:parent-style-name="Preformatted_20_Text" style:list-style-name="L43">
      <style:paragraph-properties fo:margin-top="0cm" fo:margin-bottom="0.499cm" style:contextual-spacing="false" style:writing-mode="lr-tb"/>
    </style:style>
    <style:style style:name="P107" style:family="paragraph" style:parent-style-name="Preformatted_20_Text" style:list-style-name="L44">
      <style:paragraph-properties style:writing-mode="lr-tb"/>
    </style:style>
    <style:style style:name="P108" style:family="paragraph" style:parent-style-name="Preformatted_20_Text" style:list-style-name="L44">
      <style:paragraph-properties fo:margin-top="0cm" fo:margin-bottom="0.499cm" style:contextual-spacing="false" style:writing-mode="lr-tb"/>
    </style:style>
    <style:style style:name="P109" style:family="paragraph" style:parent-style-name="Preformatted_20_Text" style:list-style-name="L45">
      <style:paragraph-properties style:writing-mode="lr-tb"/>
    </style:style>
    <style:style style:name="P110" style:family="paragraph" style:parent-style-name="Preformatted_20_Text" style:list-style-name="L45">
      <style:paragraph-properties fo:margin-top="0cm" fo:margin-bottom="0.499cm" style:contextual-spacing="false" style:writing-mode="lr-tb"/>
    </style:style>
    <style:style style:name="P111" style:family="paragraph" style:parent-style-name="Preformatted_20_Text" style:list-style-name="L46">
      <style:paragraph-properties style:writing-mode="lr-tb"/>
    </style:style>
    <style:style style:name="P112" style:family="paragraph" style:parent-style-name="Preformatted_20_Text" style:list-style-name="L46">
      <style:paragraph-properties fo:margin-top="0cm" fo:margin-bottom="0.499cm" style:contextual-spacing="false" style:writing-mode="lr-tb"/>
    </style:style>
    <style:style style:name="P113" style:family="paragraph" style:parent-style-name="Preformatted_20_Text" style:list-style-name="L47">
      <style:paragraph-properties style:writing-mode="lr-tb"/>
    </style:style>
    <style:style style:name="P114" style:family="paragraph" style:parent-style-name="Preformatted_20_Text" style:list-style-name="L47">
      <style:paragraph-properties fo:margin-top="0cm" fo:margin-bottom="0.499cm" style:contextual-spacing="false" style:writing-mode="lr-tb"/>
    </style:style>
    <style:style style:name="P115" style:family="paragraph" style:parent-style-name="Preformatted_20_Text" style:list-style-name="L48">
      <style:paragraph-properties style:writing-mode="lr-tb"/>
    </style:style>
    <style:style style:name="P116" style:family="paragraph" style:parent-style-name="Preformatted_20_Text" style:list-style-name="L48">
      <style:paragraph-properties fo:margin-top="0cm" fo:margin-bottom="0.499cm" style:contextual-spacing="false" style:writing-mode="lr-tb"/>
    </style:style>
    <style:style style:name="P117" style:family="paragraph" style:parent-style-name="Preformatted_20_Text" style:list-style-name="L49">
      <style:paragraph-properties style:writing-mode="lr-tb"/>
    </style:style>
    <style:style style:name="P118" style:family="paragraph" style:parent-style-name="Preformatted_20_Text" style:list-style-name="L49">
      <style:paragraph-properties fo:margin-top="0cm" fo:margin-bottom="0.499cm" style:contextual-spacing="false" style:writing-mode="lr-tb"/>
    </style:style>
    <style:style style:name="P119" style:family="paragraph" style:parent-style-name="Preformatted_20_Text" style:list-style-name="L50">
      <style:paragraph-properties style:writing-mode="lr-tb"/>
    </style:style>
    <style:style style:name="P120" style:family="paragraph" style:parent-style-name="Preformatted_20_Text" style:list-style-name="L50">
      <style:paragraph-properties fo:margin-top="0cm" fo:margin-bottom="0.499cm" style:contextual-spacing="false" style:writing-mode="lr-tb"/>
    </style:style>
    <style:style style:name="P121" style:family="paragraph" style:parent-style-name="Preformatted_20_Text" style:list-style-name="L51">
      <style:paragraph-properties style:writing-mode="lr-tb"/>
    </style:style>
    <style:style style:name="P122" style:family="paragraph" style:parent-style-name="Preformatted_20_Text" style:list-style-name="L51">
      <style:paragraph-properties fo:margin-top="0cm" fo:margin-bottom="0.499cm" style:contextual-spacing="false" style:writing-mode="lr-tb"/>
    </style:style>
    <style:style style:name="P123" style:family="paragraph" style:parent-style-name="Preformatted_20_Text" style:list-style-name="L52">
      <style:paragraph-properties style:writing-mode="lr-tb"/>
    </style:style>
    <style:style style:name="P124" style:family="paragraph" style:parent-style-name="Preformatted_20_Text" style:list-style-name="L52">
      <style:paragraph-properties fo:margin-top="0cm" fo:margin-bottom="0.499cm" style:contextual-spacing="false" style:writing-mode="lr-tb"/>
    </style:style>
    <style:style style:name="P125" style:family="paragraph" style:parent-style-name="Preformatted_20_Text" style:list-style-name="L53">
      <style:paragraph-properties style:writing-mode="lr-tb"/>
    </style:style>
    <style:style style:name="P126" style:family="paragraph" style:parent-style-name="Preformatted_20_Text" style:list-style-name="L53">
      <style:paragraph-properties fo:margin-top="0cm" fo:margin-bottom="0.499cm" style:contextual-spacing="false" style:writing-mode="lr-tb"/>
    </style:style>
    <style:style style:name="P127" style:family="paragraph" style:parent-style-name="Preformatted_20_Text" style:list-style-name="L54">
      <style:paragraph-properties style:writing-mode="lr-tb"/>
    </style:style>
    <style:style style:name="P128" style:family="paragraph" style:parent-style-name="Preformatted_20_Text" style:list-style-name="L54">
      <style:paragraph-properties fo:margin-top="0cm" fo:margin-bottom="0.499cm" style:contextual-spacing="false" style:writing-mode="lr-tb"/>
    </style:style>
    <style:style style:name="P129" style:family="paragraph" style:parent-style-name="Preformatted_20_Text" style:list-style-name="L55">
      <style:paragraph-properties style:writing-mode="lr-tb"/>
    </style:style>
    <style:style style:name="P130" style:family="paragraph" style:parent-style-name="Preformatted_20_Text" style:list-style-name="L55">
      <style:paragraph-properties fo:margin-top="0cm" fo:margin-bottom="0.499cm" style:contextual-spacing="false" style:writing-mode="lr-tb"/>
    </style:style>
    <style:style style:name="P131" style:family="paragraph" style:parent-style-name="Preformatted_20_Text" style:list-style-name="L56">
      <style:paragraph-properties style:writing-mode="lr-tb"/>
    </style:style>
    <style:style style:name="P132" style:family="paragraph" style:parent-style-name="Preformatted_20_Text" style:list-style-name="L56">
      <style:paragraph-properties fo:margin-top="0cm" fo:margin-bottom="0.499cm" style:contextual-spacing="false" style:writing-mode="lr-tb"/>
    </style:style>
    <style:style style:name="P133" style:family="paragraph" style:parent-style-name="Preformatted_20_Text" style:list-style-name="L57">
      <style:paragraph-properties style:writing-mode="lr-tb"/>
    </style:style>
    <style:style style:name="P134" style:family="paragraph" style:parent-style-name="Preformatted_20_Text" style:list-style-name="L57">
      <style:paragraph-properties fo:margin-top="0cm" fo:margin-bottom="0.499cm" style:contextual-spacing="false" style:writing-mode="lr-tb"/>
    </style:style>
    <style:style style:name="P135" style:family="paragraph" style:parent-style-name="Preformatted_20_Text" style:list-style-name="L58">
      <style:paragraph-properties style:writing-mode="lr-tb"/>
    </style:style>
    <style:style style:name="P136" style:family="paragraph" style:parent-style-name="Preformatted_20_Text" style:list-style-name="L58">
      <style:paragraph-properties fo:margin-top="0cm" fo:margin-bottom="0.499cm" style:contextual-spacing="false" style:writing-mode="lr-tb"/>
    </style:style>
    <style:style style:name="P137" style:family="paragraph" style:parent-style-name="Preformatted_20_Text" style:list-style-name="L59">
      <style:paragraph-properties style:writing-mode="lr-tb"/>
    </style:style>
    <style:style style:name="P138" style:family="paragraph" style:parent-style-name="Preformatted_20_Text" style:list-style-name="L59">
      <style:paragraph-properties fo:margin-top="0cm" fo:margin-bottom="0.499cm" style:contextual-spacing="false" style:writing-mode="lr-tb"/>
    </style:style>
    <style:style style:name="P139" style:family="paragraph" style:parent-style-name="Preformatted_20_Text" style:list-style-name="L60">
      <style:paragraph-properties style:writing-mode="lr-tb"/>
    </style:style>
    <style:style style:name="P140" style:family="paragraph" style:parent-style-name="Preformatted_20_Text" style:list-style-name="L60">
      <style:paragraph-properties fo:margin-top="0cm" fo:margin-bottom="0.499cm" style:contextual-spacing="false" style:writing-mode="lr-tb"/>
    </style:style>
    <style:style style:name="P141" style:family="paragraph" style:parent-style-name="Preformatted_20_Text" style:list-style-name="L61">
      <style:paragraph-properties style:writing-mode="lr-tb"/>
    </style:style>
    <style:style style:name="P142" style:family="paragraph" style:parent-style-name="Preformatted_20_Text" style:list-style-name="L61">
      <style:paragraph-properties fo:margin-top="0cm" fo:margin-bottom="0.499cm" style:contextual-spacing="false" style:writing-mode="lr-tb"/>
    </style:style>
    <style:style style:name="P143" style:family="paragraph" style:parent-style-name="Text_20_body">
      <style:text-properties style:font-name="Calibri"/>
    </style:style>
    <style:style style:name="P144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048f60"/>
    </style:style>
    <style:style style:name="P145" style:family="paragraph" style:parent-style-name="Text_20_body" style:list-style-name="L1"/>
    <style:style style:name="P146" style:family="paragraph" style:parent-style-name="Text_20_body" style:list-style-name="L1">
      <style:paragraph-properties fo:margin-top="0cm" fo:margin-bottom="0cm" style:contextual-spacing="false"/>
    </style:style>
    <style:style style:name="P147" style:family="paragraph" style:parent-style-name="Text_20_body" style:list-style-name="L2"/>
    <style:style style:name="P148" style:family="paragraph" style:parent-style-name="Text_20_body" style:list-style-name="L2">
      <style:paragraph-properties fo:margin-top="0cm" fo:margin-bottom="0cm" style:contextual-spacing="false"/>
    </style:style>
    <style:style style:name="P149" style:family="paragraph" style:parent-style-name="Text_20_body" style:list-style-name="L3"/>
    <style:style style:name="P150" style:family="paragraph" style:parent-style-name="Text_20_body" style:list-style-name="L3">
      <style:paragraph-properties fo:margin-top="0cm" fo:margin-bottom="0cm" style:contextual-spacing="false"/>
    </style:style>
    <style:style style:name="P151" style:family="paragraph" style:parent-style-name="Text_20_body" style:list-style-name="L4"/>
    <style:style style:name="P152" style:family="paragraph" style:parent-style-name="Text_20_body" style:list-style-name="L4">
      <style:paragraph-properties fo:margin-top="0cm" fo:margin-bottom="0cm" style:contextual-spacing="false"/>
    </style:style>
    <style:style style:name="P153" style:family="paragraph" style:parent-style-name="Text_20_body" style:list-style-name="L5"/>
    <style:style style:name="P154" style:family="paragraph" style:parent-style-name="Text_20_body" style:list-style-name="L5">
      <style:paragraph-properties fo:margin-top="0cm" fo:margin-bottom="0cm" style:contextual-spacing="false"/>
    </style:style>
    <style:style style:name="P155" style:family="paragraph" style:parent-style-name="Text_20_body" style:list-style-name="L6"/>
    <style:style style:name="P156" style:family="paragraph" style:parent-style-name="Text_20_body" style:list-style-name="L6">
      <style:paragraph-properties fo:margin-top="0cm" fo:margin-bottom="0cm" style:contextual-spacing="false"/>
    </style:style>
    <style:style style:name="P157" style:family="paragraph" style:parent-style-name="Text_20_body" style:list-style-name="L7">
      <style:text-properties officeooo:paragraph-rsid="00082f6b"/>
    </style:style>
    <style:style style:name="P158" style:family="paragraph" style:parent-style-name="Text_20_body" style:list-style-name="L7">
      <style:paragraph-properties fo:margin-top="0cm" fo:margin-bottom="0cm" style:contextual-spacing="false"/>
      <style:text-properties officeooo:paragraph-rsid="00082f6b"/>
    </style:style>
    <style:style style:name="P159" style:family="paragraph" style:parent-style-name="Text_20_body" style:list-style-name="L15">
      <style:text-properties officeooo:paragraph-rsid="00082f6b"/>
    </style:style>
    <style:style style:name="P160" style:family="paragraph" style:parent-style-name="Text_20_body" style:list-style-name="L15">
      <style:paragraph-properties fo:margin-top="0cm" fo:margin-bottom="0cm" style:contextual-spacing="false"/>
      <style:text-properties officeooo:paragraph-rsid="00082f6b"/>
    </style:style>
    <style:style style:name="P161" style:family="paragraph" style:parent-style-name="Text_20_body" style:list-style-name="L16">
      <style:text-properties officeooo:paragraph-rsid="00082f6b"/>
    </style:style>
    <style:style style:name="P162" style:family="paragraph" style:parent-style-name="Text_20_body" style:list-style-name="L16">
      <style:paragraph-properties fo:margin-top="0cm" fo:margin-bottom="0cm" style:contextual-spacing="false"/>
      <style:text-properties officeooo:paragraph-rsid="00082f6b"/>
    </style:style>
    <style:style style:name="P163" style:family="paragraph" style:parent-style-name="Text_20_body" style:list-style-name="L17">
      <style:text-properties officeooo:paragraph-rsid="00082f6b"/>
    </style:style>
    <style:style style:name="P164" style:family="paragraph" style:parent-style-name="Text_20_body" style:list-style-name="L17">
      <style:paragraph-properties fo:margin-top="0cm" fo:margin-bottom="0cm" style:contextual-spacing="false"/>
      <style:text-properties officeooo:paragraph-rsid="00082f6b"/>
    </style:style>
    <style:style style:name="P165" style:family="paragraph" style:parent-style-name="Text_20_body" style:list-style-name="L18">
      <style:text-properties officeooo:paragraph-rsid="00082f6b"/>
    </style:style>
    <style:style style:name="P166" style:family="paragraph" style:parent-style-name="Text_20_body" style:list-style-name="L18">
      <style:paragraph-properties fo:margin-top="0cm" fo:margin-bottom="0cm" style:contextual-spacing="false"/>
      <style:text-properties officeooo:paragraph-rsid="00082f6b"/>
    </style:style>
    <style:style style:name="P167" style:family="paragraph" style:parent-style-name="Text_20_body" style:list-style-name="L19">
      <style:text-properties officeooo:paragraph-rsid="00082f6b"/>
    </style:style>
    <style:style style:name="P168" style:family="paragraph" style:parent-style-name="Text_20_body" style:list-style-name="L19">
      <style:paragraph-properties fo:margin-top="0cm" fo:margin-bottom="0cm" style:contextual-spacing="false"/>
      <style:text-properties officeooo:paragraph-rsid="00082f6b"/>
    </style:style>
    <style:style style:name="P169" style:family="paragraph" style:parent-style-name="Text_20_body" style:list-style-name="L20">
      <style:text-properties officeooo:paragraph-rsid="00082f6b"/>
    </style:style>
    <style:style style:name="P170" style:family="paragraph" style:parent-style-name="Text_20_body" style:list-style-name="L20">
      <style:paragraph-properties fo:margin-top="0cm" fo:margin-bottom="0cm" style:contextual-spacing="false"/>
      <style:text-properties officeooo:paragraph-rsid="00082f6b"/>
    </style:style>
    <style:style style:name="P171" style:family="paragraph" style:parent-style-name="Text_20_body" style:list-style-name="L21">
      <style:text-properties officeooo:paragraph-rsid="00082f6b"/>
    </style:style>
    <style:style style:name="P172" style:family="paragraph" style:parent-style-name="Text_20_body" style:list-style-name="L21">
      <style:paragraph-properties fo:margin-top="0cm" fo:margin-bottom="0cm" style:contextual-spacing="false"/>
      <style:text-properties officeooo:paragraph-rsid="00082f6b"/>
    </style:style>
    <style:style style:name="P173" style:family="paragraph" style:parent-style-name="Text_20_body">
      <style:text-properties officeooo:paragraph-rsid="00082f6b"/>
    </style:style>
    <style:style style:name="P174" style:family="paragraph" style:parent-style-name="Text_20_body" style:list-style-name="L23">
      <style:paragraph-properties fo:margin-top="0cm" fo:margin-bottom="0cm" style:contextual-spacing="false"/>
      <style:text-properties style:font-name="Calibri"/>
    </style:style>
    <style:style style:name="P175" style:family="paragraph" style:parent-style-name="Text_20_body" style:list-style-name="L24">
      <style:paragraph-properties fo:margin-top="0cm" fo:margin-bottom="0cm" style:contextual-spacing="false"/>
      <style:text-properties style:font-name="Calibri"/>
    </style:style>
    <style:style style:name="P176" style:family="paragraph" style:parent-style-name="Text_20_body" style:list-style-name="L22"/>
    <style:style style:name="P177" style:family="paragraph" style:parent-style-name="Text_20_body" style:list-style-name="L22">
      <style:paragraph-properties fo:margin-top="0cm" fo:margin-bottom="0cm" style:contextual-spacing="false"/>
    </style:style>
    <style:style style:name="P178" style:family="paragraph" style:parent-style-name="Text_20_body" style:list-style-name="L23"/>
    <style:style style:name="P179" style:family="paragraph" style:parent-style-name="Text_20_body" style:list-style-name="L23">
      <style:paragraph-properties fo:margin-top="0cm" fo:margin-bottom="0cm" style:contextual-spacing="false"/>
    </style:style>
    <style:style style:name="P180" style:family="paragraph" style:parent-style-name="Text_20_body" style:list-style-name="L24"/>
    <style:style style:name="P181" style:family="paragraph" style:parent-style-name="Text_20_body" style:list-style-name="L24">
      <style:paragraph-properties fo:margin-top="0cm" fo:margin-bottom="0cm" style:contextual-spacing="false"/>
    </style:style>
    <style:style style:name="P182" style:family="paragraph" style:parent-style-name="Text_20_body" style:list-style-name="L25"/>
    <style:style style:name="P183" style:family="paragraph" style:parent-style-name="Text_20_body" style:list-style-name="L25">
      <style:paragraph-properties fo:margin-top="0cm" fo:margin-bottom="0cm" style:contextual-spacing="false"/>
    </style:style>
    <style:style style:name="P184" style:family="paragraph" style:parent-style-name="Text_20_body" style:list-style-name="L26"/>
    <style:style style:name="P185" style:family="paragraph" style:parent-style-name="Text_20_body" style:list-style-name="L26">
      <style:paragraph-properties fo:margin-top="0cm" fo:margin-bottom="0cm" style:contextual-spacing="false"/>
    </style:style>
    <style:style style:name="P186" style:family="paragraph" style:parent-style-name="Text_20_body" style:list-style-name="L27"/>
    <style:style style:name="P187" style:family="paragraph" style:parent-style-name="Text_20_body" style:list-style-name="L27">
      <style:paragraph-properties fo:margin-top="0cm" fo:margin-bottom="0cm" style:contextual-spacing="false"/>
    </style:style>
    <style:style style:name="P188" style:family="paragraph" style:parent-style-name="Text_20_body" style:list-style-name="L28"/>
    <style:style style:name="P189" style:family="paragraph" style:parent-style-name="Text_20_body" style:list-style-name="L28">
      <style:paragraph-properties fo:margin-top="0cm" fo:margin-bottom="0cm" style:contextual-spacing="false"/>
    </style:style>
    <style:style style:name="P190" style:family="paragraph" style:parent-style-name="Text_20_body" style:list-style-name="L29"/>
    <style:style style:name="P191" style:family="paragraph" style:parent-style-name="Text_20_body" style:list-style-name="L29">
      <style:paragraph-properties fo:margin-top="0cm" fo:margin-bottom="0cm" style:contextual-spacing="false"/>
    </style:style>
    <style:style style:name="P192" style:family="paragraph" style:parent-style-name="Text_20_body" style:list-style-name="L30"/>
    <style:style style:name="P193" style:family="paragraph" style:parent-style-name="Text_20_body" style:list-style-name="L30">
      <style:paragraph-properties fo:margin-top="0cm" fo:margin-bottom="0cm" style:contextual-spacing="false"/>
    </style:style>
    <style:style style:name="P194" style:family="paragraph" style:parent-style-name="Text_20_body" style:list-style-name="L31"/>
    <style:style style:name="P195" style:family="paragraph" style:parent-style-name="Text_20_body" style:list-style-name="L31">
      <style:paragraph-properties fo:margin-top="0cm" fo:margin-bottom="0cm" style:contextual-spacing="false"/>
    </style:style>
    <style:style style:name="P196" style:family="paragraph" style:parent-style-name="Text_20_body" style:list-style-name="L42"/>
    <style:style style:name="P197" style:family="paragraph" style:parent-style-name="Text_20_body" style:list-style-name="L42">
      <style:paragraph-properties fo:margin-top="0cm" fo:margin-bottom="0cm" style:contextual-spacing="false"/>
    </style:style>
    <style:style style:name="P198" style:family="paragraph" style:parent-style-name="Text_20_body" style:list-style-name="L43"/>
    <style:style style:name="P199" style:family="paragraph" style:parent-style-name="Text_20_body" style:list-style-name="L43">
      <style:paragraph-properties fo:margin-top="0cm" fo:margin-bottom="0cm" style:contextual-spacing="false"/>
    </style:style>
    <style:style style:name="P200" style:family="paragraph" style:parent-style-name="Text_20_body" style:list-style-name="L44"/>
    <style:style style:name="P201" style:family="paragraph" style:parent-style-name="Text_20_body" style:list-style-name="L44">
      <style:paragraph-properties fo:margin-top="0cm" fo:margin-bottom="0cm" style:contextual-spacing="false"/>
    </style:style>
    <style:style style:name="P202" style:family="paragraph" style:parent-style-name="Text_20_body" style:list-style-name="L45"/>
    <style:style style:name="P203" style:family="paragraph" style:parent-style-name="Text_20_body" style:list-style-name="L45">
      <style:paragraph-properties fo:margin-top="0cm" fo:margin-bottom="0cm" style:contextual-spacing="false"/>
    </style:style>
    <style:style style:name="P204" style:family="paragraph" style:parent-style-name="Text_20_body" style:list-style-name="L46"/>
    <style:style style:name="P205" style:family="paragraph" style:parent-style-name="Text_20_body" style:list-style-name="L46">
      <style:paragraph-properties fo:margin-top="0cm" fo:margin-bottom="0cm" style:contextual-spacing="false"/>
    </style:style>
    <style:style style:name="P206" style:family="paragraph" style:parent-style-name="Text_20_body" style:list-style-name="L47"/>
    <style:style style:name="P207" style:family="paragraph" style:parent-style-name="Text_20_body" style:list-style-name="L47">
      <style:paragraph-properties fo:margin-top="0cm" fo:margin-bottom="0cm" style:contextual-spacing="false"/>
    </style:style>
    <style:style style:name="P208" style:family="paragraph" style:parent-style-name="Text_20_body" style:list-style-name="L48"/>
    <style:style style:name="P209" style:family="paragraph" style:parent-style-name="Text_20_body" style:list-style-name="L48">
      <style:paragraph-properties fo:margin-top="0cm" fo:margin-bottom="0cm" style:contextual-spacing="false"/>
    </style:style>
    <style:style style:name="P210" style:family="paragraph" style:parent-style-name="Text_20_body" style:list-style-name="L49"/>
    <style:style style:name="P211" style:family="paragraph" style:parent-style-name="Text_20_body" style:list-style-name="L49">
      <style:paragraph-properties fo:margin-top="0cm" fo:margin-bottom="0cm" style:contextual-spacing="false"/>
    </style:style>
    <style:style style:name="P212" style:family="paragraph" style:parent-style-name="Text_20_body" style:list-style-name="L50"/>
    <style:style style:name="P213" style:family="paragraph" style:parent-style-name="Text_20_body" style:list-style-name="L50">
      <style:paragraph-properties fo:margin-top="0cm" fo:margin-bottom="0cm" style:contextual-spacing="false"/>
    </style:style>
    <style:style style:name="P214" style:family="paragraph" style:parent-style-name="Text_20_body" style:list-style-name="L51"/>
    <style:style style:name="P215" style:family="paragraph" style:parent-style-name="Text_20_body" style:list-style-name="L51">
      <style:paragraph-properties fo:margin-top="0cm" fo:margin-bottom="0cm" style:contextual-spacing="false"/>
    </style:style>
    <style:style style:name="P216" style:family="paragraph" style:parent-style-name="Text_20_body" style:list-style-name="L52"/>
    <style:style style:name="P217" style:family="paragraph" style:parent-style-name="Text_20_body" style:list-style-name="L52">
      <style:paragraph-properties fo:margin-top="0cm" fo:margin-bottom="0cm" style:contextual-spacing="false"/>
    </style:style>
    <style:style style:name="P218" style:family="paragraph" style:parent-style-name="Text_20_body" style:list-style-name="L53"/>
    <style:style style:name="P219" style:family="paragraph" style:parent-style-name="Text_20_body" style:list-style-name="L53">
      <style:paragraph-properties fo:margin-top="0cm" fo:margin-bottom="0cm" style:contextual-spacing="false"/>
    </style:style>
    <style:style style:name="P220" style:family="paragraph" style:parent-style-name="Text_20_body" style:list-style-name="L54"/>
    <style:style style:name="P221" style:family="paragraph" style:parent-style-name="Text_20_body" style:list-style-name="L54">
      <style:paragraph-properties fo:margin-top="0cm" fo:margin-bottom="0cm" style:contextual-spacing="false"/>
    </style:style>
    <style:style style:name="P222" style:family="paragraph" style:parent-style-name="Text_20_body" style:list-style-name="L55"/>
    <style:style style:name="P223" style:family="paragraph" style:parent-style-name="Text_20_body" style:list-style-name="L55">
      <style:paragraph-properties fo:margin-top="0cm" fo:margin-bottom="0cm" style:contextual-spacing="false"/>
    </style:style>
    <style:style style:name="P224" style:family="paragraph" style:parent-style-name="Text_20_body" style:list-style-name="L56"/>
    <style:style style:name="P225" style:family="paragraph" style:parent-style-name="Text_20_body" style:list-style-name="L56">
      <style:paragraph-properties fo:margin-top="0cm" fo:margin-bottom="0cm" style:contextual-spacing="false"/>
    </style:style>
    <style:style style:name="P226" style:family="paragraph" style:parent-style-name="Text_20_body" style:list-style-name="L57"/>
    <style:style style:name="P227" style:family="paragraph" style:parent-style-name="Text_20_body" style:list-style-name="L57">
      <style:paragraph-properties fo:margin-top="0cm" fo:margin-bottom="0cm" style:contextual-spacing="false"/>
    </style:style>
    <style:style style:name="P228" style:family="paragraph" style:parent-style-name="Text_20_body" style:list-style-name="L58"/>
    <style:style style:name="P229" style:family="paragraph" style:parent-style-name="Text_20_body" style:list-style-name="L58">
      <style:paragraph-properties fo:margin-top="0cm" fo:margin-bottom="0cm" style:contextual-spacing="false"/>
    </style:style>
    <style:style style:name="P230" style:family="paragraph" style:parent-style-name="Text_20_body" style:list-style-name="L59"/>
    <style:style style:name="P231" style:family="paragraph" style:parent-style-name="Text_20_body" style:list-style-name="L59">
      <style:paragraph-properties fo:margin-top="0cm" fo:margin-bottom="0cm" style:contextual-spacing="false"/>
    </style:style>
    <style:style style:name="P232" style:family="paragraph" style:parent-style-name="Text_20_body" style:list-style-name="L60"/>
    <style:style style:name="P233" style:family="paragraph" style:parent-style-name="Text_20_body" style:list-style-name="L60">
      <style:paragraph-properties fo:margin-top="0cm" fo:margin-bottom="0cm" style:contextual-spacing="false"/>
    </style:style>
    <style:style style:name="P234" style:family="paragraph" style:parent-style-name="Text_20_body" style:list-style-name="L61"/>
    <style:style style:name="P235" style:family="paragraph" style:parent-style-name="Text_20_body" style:list-style-name="L61">
      <style:paragraph-properties fo:margin-top="0cm" fo:margin-bottom="0cm" style:contextual-spacing="false"/>
    </style:style>
    <style:style style:name="P236" style:family="paragraph" style:parent-style-name="Text_20_body">
      <style:text-properties officeooo:paragraph-rsid="0013720a"/>
    </style:style>
    <style:style style:name="T1" style:family="text">
      <style:text-properties style:font-name="Calibri"/>
    </style:style>
    <style:style style:name="T2" style:family="text">
      <style:text-properties fo:color="#ffff00" loext:opacity="100%" style:font-name="Calibri" officeooo:rsid="00450171" fo:background-color="#b22222" loext:char-shading-value="0"/>
    </style:style>
    <style:style style:name="T3" style:family="text">
      <style:text-properties fo:color="#ffff00" loext:opacity="100%" style:font-name="Calibri" officeooo:rsid="0045fbf5" fo:background-color="#b22222" loext:char-shading-value="0"/>
    </style:style>
    <style:style style:name="T4" style:family="text">
      <style:text-properties fo:color="#ffff00" loext:opacity="100%" style:font-name="Calibri" officeooo:rsid="0007a002" fo:background-color="#b22222" loext:char-shading-value="0"/>
    </style:style>
    <style:style style:name="T5" style:family="text">
      <style:text-properties fo:color="#ffff00" loext:opacity="100%" style:font-name="Calibri" officeooo:rsid="00082f6b" fo:background-color="#b22222" loext:char-shading-value="0"/>
    </style:style>
    <style:style style:name="T6" style:family="text">
      <style:text-properties fo:color="#ffff00" loext:opacity="100%" officeooo:rsid="00450171" fo:background-color="#b22222" loext:char-shading-value="0"/>
    </style:style>
    <style:style style:name="T7" style:family="text">
      <style:text-properties fo:color="#ffff00" loext:opacity="100%" officeooo:rsid="0045fbf5" fo:background-color="#b22222" loext:char-shading-value="0"/>
    </style:style>
    <style:style style:name="T8" style:family="text">
      <style:text-properties fo:color="#ffff00" loext:opacity="100%" officeooo:rsid="00082f6b" fo:background-color="#b22222" loext:char-shading-value="0"/>
    </style:style>
    <style:style style:name="T9" style:family="text">
      <style:text-properties fo:color="#ffff00" loext:opacity="100%" officeooo:rsid="000d2298" fo:background-color="#b22222" loext:char-shading-value="0"/>
    </style:style>
    <style:style style:name="T10" style:family="text">
      <style:text-properties fo:color="#ffff00" loext:opacity="100%" officeooo:rsid="001080f1" fo:background-color="#b22222" loext:char-shading-value="0"/>
    </style:style>
    <style:style style:name="T11" style:family="text">
      <style:text-properties fo:color="#ffff00" loext:opacity="100%" officeooo:rsid="0013720a" fo:background-color="#b22222" loext:char-shading-value="0"/>
    </style:style>
    <style:style style:name="T12" style:family="text">
      <style:text-properties fo:color="#ffff00" loext:opacity="100%" style:font-name="Calibri" officeooo:rsid="00450171" fo:background-color="#b22222" loext:char-shading-value="0"/>
    </style:style>
    <style:style style:name="T13" style:family="text">
      <style:text-properties fo:color="#ffff00" loext:opacity="100%" style:font-name="Calibri" officeooo:rsid="0045fbf5" fo:background-color="#b22222" loext:char-shading-value="0"/>
    </style:style>
    <style:style style:name="T14" style:family="text">
      <style:text-properties fo:color="#ffff00" loext:opacity="100%" style:font-name="Calibri" officeooo:rsid="00082f6b" fo:background-color="#b22222" loext:char-shading-value="0"/>
    </style:style>
    <style:style style:name="T15" style:family="text">
      <style:text-properties fo:color="#ffff00" loext:opacity="100%" style:font-name="Calibri" officeooo:rsid="000d2298" fo:background-color="#b22222" loext:char-shading-value="0"/>
    </style:style>
    <style:style style:name="T16" style:family="text">
      <style:text-properties fo:color="#ffff00" loext:opacity="100%" style:font-name="Calibri" officeooo:rsid="001080f1" fo:background-color="#b22222" loext:char-shading-value="0"/>
    </style:style>
    <style:style style:name="T17" style:family="text">
      <style:text-properties fo:color="#ffff00" loext:opacity="100%" style:font-name="Calibri" officeooo:rsid="0013720a" fo:background-color="#b22222" loext:char-shading-value="0"/>
    </style:style>
    <style:style style:name="T18" style:family="text">
      <style:text-properties officeooo:rsid="0007a002"/>
    </style:style>
    <style:style style:name="T19" style:family="text">
      <style:text-properties style:font-name="Calibri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ource_20_Text"><text:span text:style-name="T2">Ejercicios Propu</text:span></text:span><text:span text:style-name="Source_20_Text"><text:span text:style-name="T3">e</text:span></text:span><text:span text:style-name="Source_20_Text"><text:span text:style-name="T2">stos </text:span></text:span><text:span text:style-name="Source_20_Text"><text:span text:style-name="T17">5</text:span></text:span></text:h>
      <text:h text:style-name="P19" text:outline-level="3"><text:span text:style-name="T1">Ejercicios </text:span><text:a xlink:type="simple" xlink:href="#__RefHeading___Toc17905_1782877865" text:style-name="Index_20_Link" text:visited-style-name="Index_20_Link"><text:span text:style-name="T1">Practica 04-07 JS</text:span></text:a><text:a xlink:type="simple" xlink:href="#__RefHeading___Toc17905_1782877865" text:style-name="Index_20_Link" text:visited-style-name="Index_20_Link"><text:span text:style-name="T1"> </text:span></text:a><text:a xlink:type="simple" xlink:href="#__RefHeading___Toc17905_1782877865" text:style-name="Index_20_Link" text:visited-style-name="Index_20_Link"><text:span text:style-name="T1">Métodos Arrays para </text:span></text:a><text:a xlink:type="simple" xlink:href="#__RefHeading___Toc17905_1782877865" text:style-name="Index_20_Link" text:visited-style-name="Index_20_Link"><text:span text:style-name="T1">Programación funcional</text:span></text:a><text:a xlink:type="simple" xlink:href="#__RefHeading___Toc17905_1782877865" text:style-name="Index_20_Link" text:visited-style-name="Index_20_Link"><text:span text:style-name="T1"> con funciones callback.</text:span></text:a></text:h>
      <text:p text:style-name="P6"/>
      <text:p text:style-name="P5"><text:a xlink:type="simple" xlink:href="#__RefHeading___Toc11199_2163909849111" text:style-name="Index_20_Link" text:visited-style-name="Index_20_Link"><text:span text:style-name="T1">e) Categoria: Reducciones<text:tab/>28</text:span></text:a></text:p>
      <text:p text:style-name="P12"><text:a xlink:type="simple" xlink:href="#__RefHeading___Toc17955_1782877865" text:style-name="Index_20_Link" text:visited-style-name="Index_20_Link"><text:span text:style-name="T1">20. Array.reduce(f.Reductora(acumulador,elemento</text:span></text:a><text:a xlink:type="simple" xlink:href="#__RefHeading___Toc17955_1782877865" text:style-name="Index_20_Link" text:visited-style-name="Index_20_Link"><text:span text:style-name="T1">,Índice ,Array</text:span></text:a><text:a xlink:type="simple" xlink:href="#__RefHeading___Toc17955_1782877865" text:style-name="Index_20_Link" text:visited-style-name="Index_20_Link"><text:span text:style-name="T1"> ),valorInicial )<text:tab/>28</text:span></text:a></text:p>
      <text:p text:style-name="P12"><text:a xlink:type="simple" xlink:href="#__RefHeading___Toc17957_1782877865" text:style-name="Index_20_Link" text:visited-style-name="Index_20_Link"><text:span text:style-name="T1">Array.reduceRight(f.Reductora(acumulador,elemento</text:span></text:a><text:a xlink:type="simple" xlink:href="#__RefHeading___Toc17957_1782877865" text:style-name="Index_20_Link" text:visited-style-name="Index_20_Link"><text:span text:style-name="T1">,Índice ,Array</text:span></text:a><text:a xlink:type="simple" xlink:href="#__RefHeading___Toc17957_1782877865" text:style-name="Index_20_Link" text:visited-style-name="Index_20_Link"><text:span text:style-name="T1"> ),valorInicial )<text:tab/>28</text:span></text:a></text:p>
      <text:p text:style-name="P15"/>
      <text:p text:style-name="P5"><text:a xlink:type="simple" xlink:href="#__RefHeading___Toc11199_21639098491111" text:style-name="Index_20_Link" text:visited-style-name="Index_20_Link"><text:span text:style-name="T1">e) Categoria: Cadenas-Strings<text:tab/>31</text:span></text:a></text:p>
      <text:p text:style-name="P15"><text:a xlink:type="simple" xlink:href="#__RefHeading___Toc18005_1782877865" text:style-name="Index_20_Link" text:visited-style-name="Index_20_Link">28. Array.join() Array.toString() Array.toLocaleString()<text:tab/>31</text:a></text:p>
      <text:p text:style-name="P14"/>
      <text:p text:style-name="P236"><text:span text:style-name="T1">Estos ejercicios muestran cómo puedes utilizar funciones como </text:span><text:span text:style-name="Source_20_Text"><text:span text:style-name="T1">Array.reduce()</text:span></text:span><text:span text:style-name="T1">, </text:span><text:span text:style-name="Source_20_Text"><text:span text:style-name="T1">Array.reduceRight()</text:span></text:span><text:span text:style-name="T1">, </text:span><text:span text:style-name="Source_20_Text"><text:span text:style-name="T1">Array.join()</text:span></text:span><text:span text:style-name="T1">, </text:span><text:span text:style-name="Source_20_Text"><text:span text:style-name="T1">Array.toString()</text:span></text:span><text:span text:style-name="T1">, y </text:span><text:span text:style-name="Source_20_Text"><text:span text:style-name="T1">Array.toLocaleString()</text:span></text:span><text:span text:style-name="T1"> para realizar tareas como el cálculo de totales, concatenación de cadenas y la representación de datos en formato legible. Estas funciones son esenciales para procesar y transformar datos en JavaScript. ¡Espero que estos ejemplos te sean útiles</text:span></text:p>
      <text:h text:style-name="P24" text:outline-level="3"><text:span text:style-name="Source_20_Text"><text:span text:style-name="T1">Ejercicio 1: Sumar el total de ventas de un día</text:span></text:span></text:h>
      <text:p text:style-name="Text_20_body"><text:span text:style-name="Strong_20_Emphasis"><text:span text:style-name="T1">Contexto:</text:span></text:span><text:span text:style-name="T1"> Tienes una lista de ventas realizadas en un día y necesitas calcular el total de todas las ventas.</text:span></text:p>
      <text:list xml:id="list1787015693" text:style-name="L52">
        <text:list-item>
          <text:p text:style-name="P216"><text:span text:style-name="Strong_20_Emphasis"><text:span text:style-name="T1">Descripción:</text:span></text:span><text:span text:style-name="T1"> Tienes un array con los monto de ventas </text:span><text:span text:style-name="Source_20_Text"><text:span text:style-name="T1">[100, 200, 300, 400]</text:span></text:span><text:span text:style-name="T1">. Luego:</text:span></text:p>
          <text:list>
            <text:list-item>
              <text:p text:style-name="P217"><text:span text:style-name="T1">Usa </text:span><text:span text:style-name="Source_20_Text"><text:span text:style-name="T1">Array.reduce()</text:span></text:span><text:span text:style-name="T1"> para calcular el total sumando cada venta.</text:span></text:p>
            </text:list-item>
          </text:list>
        </text:list-item>
        <text:list-item>
          <text:p text:style-name="P216"><text:span text:style-name="Strong_20_Emphasis"><text:span text:style-name="T1">Resultado esperado:</text:span></text:span></text:p>
        </text:list-item>
      </text:list>
      <text:p text:style-name="P83"/>
      <text:list xml:id="list171415832003715" text:continue-numbering="true" text:style-name="L52">
        <text:list-header>
          <text:p text:style-name="P123"><text:span text:style-name="Source_20_Text"><text:span text:style-name="T1">const ventas = [100, 200, 300, 400];</text:span></text:span></text:p>
          <text:p text:style-name="P123"><text:span text:style-name="Source_20_Text"><text:span text:style-name="T1">const totalVentas = ventas.reduce((acumulador, venta) =&gt; acumulador + venta, 0);</text:span></text:span></text:p>
          <text:p text:style-name="P124"><text:span text:style-name="Source_20_Text"><text:span text:style-name="T1">console.log(totalVentas); // 1000, es el total de las ventas</text:span></text:span></text:p>
        </text:list-header>
      </text:list>
      <text:p text:style-name="P2"/>
      <text:h text:style-name="P22" text:outline-level="3">Ejercicio 2: Concatenar nombres de empleados en orden inverso</text:h>
      <text:p text:style-name="Text_20_body"><text:span text:style-name="Strong_20_Emphasis"><text:span text:style-name="T1">Contexto:</text:span></text:span><text:span text:style-name="T1"> Tienes una lista de empleados y necesitas concatenar sus nombres, pero en orden inverso para mostrarlos en un informe especial.</text:span></text:p>
      <text:list xml:id="list859023475" text:style-name="L53">
        <text:list-item>
          <text:p text:style-name="P218"><text:span text:style-name="Strong_20_Emphasis"><text:span text:style-name="T1">Descripción:</text:span></text:span><text:span text:style-name="T1"> Tienes un array con los nombres de los empleados </text:span><text:span text:style-name="Source_20_Text"><text:span text:style-name="T1">[“Juan”, “María”, “Pedro”, “Luis”]</text:span></text:span><text:span text:style-name="T1">. Luego:</text:span></text:p>
          <text:list>
            <text:list-item>
              <text:p text:style-name="P219"><text:span text:style-name="T1">Usa </text:span><text:span text:style-name="Source_20_Text"><text:span text:style-name="T1">Array.reduceRight()</text:span></text:span><text:span text:style-name="T1"> para concatenar los nombres en orden inverso.</text:span></text:p>
            </text:list-item>
          </text:list>
        </text:list-item>
        <text:list-item>
          <text:p text:style-name="P218"><text:span text:style-name="Strong_20_Emphasis"><text:span text:style-name="T1">Resultado esperado:</text:span></text:span></text:p>
          <text:p text:style-name="P73"/>
          <text:p text:style-name="P73"/>
          <text:p text:style-name="P125"><text:span text:style-name="Source_20_Text"><text:span text:style-name="T1">const empleados = ["Juan", "María", "Pedro", "Luis"];</text:span></text:span></text:p>
          <text:p text:style-name="P125"><text:span text:style-name="Source_20_Text"><text:span text:style-name="T1">const nombresInvertidos = empleados.reduceRight((acumulador, nombre) =&gt; acumulador + " " + nombre);</text:span></text:span></text:p>
          <text:p text:style-name="P126"><text:span text:style-name="Source_20_Text"><text:span text:style-name="T1">console.log(nombresInvertidos); // "Luis Pedro María Juan"</text:span></text:span></text:p>
        </text:list-item>
      </text:list>
      <text:p text:style-name="P2"><text:soft-page-break/></text:p>
      <text:h text:style-name="P22" text:outline-level="3">Ejercicio 3: Contar la cantidad de productos en un inventario</text:h>
      <text:p text:style-name="Text_20_body"><text:span text:style-name="Strong_20_Emphasis"><text:span text:style-name="T1">Contexto:</text:span></text:span><text:span text:style-name="T1"> Tienes un inventario de productos con diferentes cantidades y necesitas saber el total de todos los productos.</text:span></text:p>
      <text:list xml:id="list4119183480" text:style-name="L54">
        <text:list-item>
          <text:p text:style-name="P220"><text:span text:style-name="Strong_20_Emphasis"><text:span text:style-name="T1">Descripción:</text:span></text:span><text:span text:style-name="T1"> Tienes un array con las cantidades </text:span><text:span text:style-name="Source_20_Text"><text:span text:style-name="T1">[5, 10, 20, 15]</text:span></text:span><text:span text:style-name="T1">. Luego:</text:span></text:p>
          <text:list>
            <text:list-item>
              <text:p text:style-name="P221"><text:span text:style-name="T1">Usa </text:span><text:span text:style-name="Source_20_Text"><text:span text:style-name="T1">Array.reduce()</text:span></text:span><text:span text:style-name="T1"> para calcular la suma total de productos en el inventario.</text:span></text:p>
            </text:list-item>
          </text:list>
        </text:list-item>
        <text:list-item>
          <text:p text:style-name="P220"><text:span text:style-name="Strong_20_Emphasis"><text:span text:style-name="T1">Resultado esperado:</text:span></text:span></text:p>
          <text:p text:style-name="P74"/>
          <text:p text:style-name="P74"/>
          <text:p text:style-name="P127"><text:span text:style-name="Source_20_Text"><text:span text:style-name="T1">const cantidades = [5, 10, 20, 15];</text:span></text:span></text:p>
          <text:p text:style-name="P127"><text:span text:style-name="Source_20_Text"><text:span text:style-name="T1">const totalProductos = cantidades.reduce((acumulador, cantidad) =&gt; acumulador + cantidad, 0);</text:span></text:span></text:p>
          <text:p text:style-name="P128"><text:span text:style-name="Source_20_Text"><text:span text:style-name="T1">console.log(totalProductos); // 50, el total de productos en el inventario</text:span></text:span></text:p>
        </text:list-item>
      </text:list>
      <text:p text:style-name="P2"/>
      <text:h text:style-name="P22" text:outline-level="3">Ejercicio 4: Convertir una lista de palabras en una oración</text:h>
      <text:p text:style-name="Text_20_body"><text:span text:style-name="Strong_20_Emphasis"><text:span text:style-name="T1">Contexto:</text:span></text:span><text:span text:style-name="T1"> Tienes una lista de palabras y necesitas convertirlas en una sola oración.</text:span></text:p>
      <text:list xml:id="list3462360310" text:style-name="L55">
        <text:list-item>
          <text:p text:style-name="P222"><text:span text:style-name="Strong_20_Emphasis"><text:span text:style-name="T1">Descripción:</text:span></text:span><text:span text:style-name="T1"> Tienes un array con las palabras </text:span><text:span text:style-name="Source_20_Text"><text:span text:style-name="T1">[“JavaScript”, “es”, “increíble”]</text:span></text:span><text:span text:style-name="T1">. Luego:</text:span></text:p>
          <text:list>
            <text:list-item>
              <text:p text:style-name="P223"><text:span text:style-name="T1">Usa </text:span><text:span text:style-name="Source_20_Text"><text:span text:style-name="T1">Array.join()</text:span></text:span><text:span text:style-name="T1"> para unir las palabras en una sola cadena, separándolas por espacios.</text:span></text:p>
            </text:list-item>
          </text:list>
        </text:list-item>
        <text:list-item>
          <text:p text:style-name="P222"><text:span text:style-name="Strong_20_Emphasis"><text:span text:style-name="T1">Resultado esperado:</text:span></text:span></text:p>
          <text:p text:style-name="P75"/>
          <text:p text:style-name="P75"/>
          <text:p text:style-name="P129"><text:span text:style-name="Source_20_Text"><text:span text:style-name="T1">const palabras = ["JavaScript", "es", "increíble"];</text:span></text:span></text:p>
          <text:p text:style-name="P129"><text:span text:style-name="Source_20_Text"><text:span text:style-name="T1">const oracion = palabras.join(" ");</text:span></text:span></text:p>
          <text:p text:style-name="P130"><text:span text:style-name="Source_20_Text"><text:span text:style-name="T1">console.log(oracion); // "JavaScript es increíble"</text:span></text:span></text:p>
        </text:list-item>
      </text:list>
      <text:p text:style-name="P2"/>
      <text:h text:style-name="P22" text:outline-level="3">Ejercicio 5: Convertir un array de números a una cadena</text:h>
      <text:p text:style-name="Text_20_body"><text:span text:style-name="Strong_20_Emphasis"><text:span text:style-name="T1">Contexto:</text:span></text:span><text:span text:style-name="T1"> Tienes un array de números y necesitas convertirlo en una cadena para mostrarlo en un informe.</text:span></text:p>
      <text:list xml:id="list949487673" text:style-name="L56">
        <text:list-item>
          <text:p text:style-name="P224"><text:span text:style-name="Strong_20_Emphasis"><text:span text:style-name="T1">Descripción:</text:span></text:span><text:span text:style-name="T1"> Tienes un array con los números </text:span><text:span text:style-name="Source_20_Text"><text:span text:style-name="T1">[1, 2, 3, 4, 5]</text:span></text:span><text:span text:style-name="T1">. Luego:</text:span></text:p>
          <text:list>
            <text:list-item>
              <text:p text:style-name="P225"><text:span text:style-name="T1">Usa </text:span><text:span text:style-name="Source_20_Text"><text:span text:style-name="T1">Array.toString()</text:span></text:span><text:span text:style-name="T1"> para convertir el array en una cadena separada por comas.</text:span></text:p>
            </text:list-item>
          </text:list>
        </text:list-item>
        <text:list-item>
          <text:p text:style-name="P224"><text:span text:style-name="Strong_20_Emphasis"><text:span text:style-name="T1">Resultado esperado:</text:span></text:span></text:p>
          <text:p text:style-name="P76"/>
          <text:p text:style-name="P76"/>
          <text:p text:style-name="P131"><text:span text:style-name="Source_20_Text"><text:span text:style-name="T1">const numeros = [1, 2, 3, 4, 5];</text:span></text:span></text:p>
          <text:p text:style-name="P131"><text:span text:style-name="Source_20_Text"><text:span text:style-name="T1">const cadenaNumeros = numeros.toString();</text:span></text:span></text:p>
          <text:p text:style-name="P132"><text:span text:style-name="Source_20_Text"><text:span text:style-name="T1">console.log(cadenaNumeros); // "1,2,3,4,5"</text:span></text:span></text:p>
        </text:list-item>
      </text:list>
      <text:p text:style-name="P2"/>
      <text:h text:style-name="P22" text:outline-level="3"><text:soft-page-break/>Ejercicio 6: Mostrar una lista de precios en formato local</text:h>
      <text:p text:style-name="Text_20_body"><text:span text:style-name="Strong_20_Emphasis"><text:span text:style-name="T1">Contexto:</text:span></text:span><text:span text:style-name="T1"> Tienes una lista de precios en dólares y quieres mostrarlos en formato local con el símbolo de moneda.</text:span></text:p>
      <text:list xml:id="list2246871532" text:style-name="L57">
        <text:list-item>
          <text:p text:style-name="P226"><text:span text:style-name="Strong_20_Emphasis"><text:span text:style-name="T1">Descripción:</text:span></text:span><text:span text:style-name="T1"> Tienes un array con los precios </text:span><text:span text:style-name="Source_20_Text"><text:span text:style-name="T1">[1000, 2000, 3000]</text:span></text:span><text:span text:style-name="T1">. Luego:</text:span></text:p>
          <text:list>
            <text:list-item>
              <text:p text:style-name="P227"><text:span text:style-name="T1">Usa </text:span><text:span text:style-name="Source_20_Text"><text:span text:style-name="T1">Array.toLocaleString()</text:span></text:span><text:span text:style-name="T1"> para convertir los números a una cadena en formato local, mostrando el símbolo de moneda.</text:span></text:p>
            </text:list-item>
          </text:list>
        </text:list-item>
        <text:list-item>
          <text:p text:style-name="P226"><text:span text:style-name="Strong_20_Emphasis"><text:span text:style-name="T1">Resultado esperado:</text:span></text:span></text:p>
          <text:p text:style-name="P77"/>
          <text:p text:style-name="P77"/>
          <text:p text:style-name="P133"><text:span text:style-name="Source_20_Text"><text:span text:style-name="T1">const precios = [1000, 2000, 3000];</text:span></text:span></text:p>
          <text:p text:style-name="P133"><text:span text:style-name="Source_20_Text"><text:span text:style-name="T1">const preciosLocales = precios.toLocaleString("en-US", { style: "currency", currency: "USD" });</text:span></text:span></text:p>
          <text:p text:style-name="P134"><text:span text:style-name="Source_20_Text"><text:span text:style-name="T1">console.log(preciosLocales); // "1,000.00,2,000.00,3,000.00" en formato local de EE.UU.</text:span></text:span></text:p>
        </text:list-item>
      </text:list>
      <text:p text:style-name="P2"/>
      <text:h text:style-name="P22" text:outline-level="3">Ejercicio 7: Calcular el total de ingresos de un mes</text:h>
      <text:p text:style-name="Text_20_body"><text:span text:style-name="Strong_20_Emphasis"><text:span text:style-name="T1">Contexto:</text:span></text:span><text:span text:style-name="T1"> Tienes un array que contiene los ingresos semanales de un mes y quieres calcular el ingreso total del mes.</text:span></text:p>
      <text:list xml:id="list2399108489" text:style-name="L58">
        <text:list-item>
          <text:p text:style-name="P228"><text:span text:style-name="Strong_20_Emphasis"><text:span text:style-name="T1">Descripción:</text:span></text:span><text:span text:style-name="T1"> Tienes un array con los ingresos semanales </text:span><text:span text:style-name="Source_20_Text"><text:span text:style-name="T1">[500, 1000, 1500, 2000]</text:span></text:span><text:span text:style-name="T1">. Luego:</text:span></text:p>
          <text:list>
            <text:list-item>
              <text:p text:style-name="P229"><text:span text:style-name="T1">Usa </text:span><text:span text:style-name="Source_20_Text"><text:span text:style-name="T1">Array.reduce()</text:span></text:span><text:span text:style-name="T1"> para sumar los ingresos y obtener el total del mes.</text:span></text:p>
            </text:list-item>
          </text:list>
        </text:list-item>
        <text:list-item>
          <text:p text:style-name="P228"><text:span text:style-name="Strong_20_Emphasis"><text:span text:style-name="T1">Resultado esperado:</text:span></text:span></text:p>
          <text:p text:style-name="P78"/>
          <text:p text:style-name="P78"/>
          <text:p text:style-name="P135"><text:span text:style-name="Source_20_Text"><text:span text:style-name="T1">const ingresosSemanales = [500, 1000, 1500, 2000];</text:span></text:span></text:p>
          <text:p text:style-name="P135"><text:span text:style-name="Source_20_Text"><text:span text:style-name="T1">const totalIngresos = ingresosSemanales.reduce((total, ingreso) =&gt; total + ingreso, 0);</text:span></text:span></text:p>
          <text:p text:style-name="P136"><text:span text:style-name="Source_20_Text"><text:span text:style-name="T1">console.log(totalIngresos); // 5000, es el total de ingresos del mes</text:span></text:span></text:p>
        </text:list-item>
      </text:list>
      <text:p text:style-name="P2"/>
      <text:h text:style-name="P22" text:outline-level="3">Ejercicio 8: Crear un resumen de compras en orden inverso</text:h>
      <text:p text:style-name="Text_20_body"><text:span text:style-name="Strong_20_Emphasis"><text:span text:style-name="T1">Contexto:</text:span></text:span><text:span text:style-name="T1"> Tienes una lista de productos comprados y quieres crear un resumen con los productos listados en orden inverso.</text:span></text:p>
      <text:list xml:id="list2018468018" text:style-name="L59">
        <text:list-item>
          <text:p text:style-name="P230"><text:span text:style-name="Strong_20_Emphasis"><text:span text:style-name="T1">Descripción:</text:span></text:span><text:span text:style-name="T1"> Tienes un array con los productos </text:span><text:span text:style-name="Source_20_Text"><text:span text:style-name="T1">[“Manzana”, “Naranja”, “Plátano”]</text:span></text:span><text:span text:style-name="T1">. Luego:</text:span></text:p>
          <text:list>
            <text:list-item>
              <text:p text:style-name="P231"><text:span text:style-name="T1">Usa </text:span><text:span text:style-name="Source_20_Text"><text:span text:style-name="T1">Array.reduceRight()</text:span></text:span><text:span text:style-name="T1"> para crear un resumen en orden inverso.</text:span></text:p>
            </text:list-item>
          </text:list>
        </text:list-item>
        <text:list-item>
          <text:p text:style-name="P230"><text:span text:style-name="Strong_20_Emphasis"><text:span text:style-name="T1">Resultado esperado:</text:span></text:span></text:p>
          <text:p text:style-name="P79"/>
          <text:p text:style-name="P79"/>
          <text:p text:style-name="P137"><text:span text:style-name="Source_20_Text"><text:span text:style-name="T1">const productos = ["Manzana", "Naranja", "Plátano"];</text:span></text:span></text:p>
          <text:p text:style-name="P137"><text:span text:style-name="Source_20_Text"><text:span text:style-name="T1">const resumen = productos.reduceRight((acumulador, producto) =&gt; acumulador + ", " + producto);</text:span></text:span></text:p>
          <text:p text:style-name="P138"><text:span text:style-name="Source_20_Text"><text:span text:style-name="T1">console.log(resumen); // "Plátano, Naranja, Manzana"</text:span></text:span></text:p>
        </text:list-item>
      </text:list>
      <text:p text:style-name="P2"/>
      <text:h text:style-name="P22" text:outline-level="3"><text:soft-page-break/>Ejercicio 9: Generar una cadena de números de un array</text:h>
      <text:p text:style-name="Text_20_body"><text:span text:style-name="Strong_20_Emphasis"><text:span text:style-name="T1">Contexto:</text:span></text:span><text:span text:style-name="T1"> Tienes una lista de números y necesitas convertirla en una cadena para fines de visualización.</text:span></text:p>
      <text:list xml:id="list3358986004" text:style-name="L60">
        <text:list-item>
          <text:p text:style-name="P232"><text:span text:style-name="Strong_20_Emphasis"><text:span text:style-name="T1">Descripción:</text:span></text:span><text:span text:style-name="T1"> Tienes un array con los números </text:span><text:span text:style-name="Source_20_Text"><text:span text:style-name="T1">[10, 20, 30, 40]</text:span></text:span><text:span text:style-name="T1">. Luego:</text:span></text:p>
          <text:list>
            <text:list-item>
              <text:p text:style-name="P233"><text:span text:style-name="T1">Usa </text:span><text:span text:style-name="Source_20_Text"><text:span text:style-name="T1">Array.toString()</text:span></text:span><text:span text:style-name="T1"> para convertirlo a una cadena separada por comas.</text:span></text:p>
            </text:list-item>
          </text:list>
        </text:list-item>
        <text:list-item>
          <text:p text:style-name="P232"><text:span text:style-name="Strong_20_Emphasis"><text:span text:style-name="T1">Resultado esperado:</text:span></text:span></text:p>
          <text:p text:style-name="P80"/>
          <text:p text:style-name="P80"/>
          <text:p text:style-name="P139"><text:span text:style-name="Source_20_Text"><text:span text:style-name="T1">const numeros = [10, 20, 30, 40];</text:span></text:span></text:p>
          <text:p text:style-name="P139"><text:span text:style-name="Source_20_Text"><text:span text:style-name="T1">const cadena = numeros.toString();</text:span></text:span></text:p>
          <text:p text:style-name="P140"><text:span text:style-name="Source_20_Text"><text:span text:style-name="T1">console.log(cadena); // "10,20,30,40"</text:span></text:span></text:p>
        </text:list-item>
      </text:list>
      <text:p text:style-name="P2"/>
      <text:h text:style-name="P22" text:outline-level="3">Ejercicio 10: Mostrar precios en diferentes formatos locales</text:h>
      <text:p text:style-name="Text_20_body"><text:span text:style-name="Strong_20_Emphasis"><text:span text:style-name="T1">Contexto:</text:span></text:span><text:span text:style-name="T1"> Tienes un array de precios y quieres mostrar estos precios en diferentes formatos locales (por ejemplo, en dólares y en euros).</text:span></text:p>
      <text:list xml:id="list3621968796" text:style-name="L61">
        <text:list-item>
          <text:p text:style-name="P234"><text:span text:style-name="Strong_20_Emphasis"><text:span text:style-name="T1">Descripción:</text:span></text:span><text:span text:style-name="T1"> Tienes un array con los precios </text:span><text:span text:style-name="Source_20_Text"><text:span text:style-name="T1">[1000, 1500, 2000]</text:span></text:span><text:span text:style-name="T1">. Luego:</text:span></text:p>
          <text:list>
            <text:list-item>
              <text:p text:style-name="P235"><text:span text:style-name="T1">Usa </text:span><text:span text:style-name="Source_20_Text"><text:span text:style-name="T1">Array.toLocaleString()</text:span></text:span><text:span text:style-name="T1"> para convertir los precios en formato de EE.UU. y Europa.</text:span></text:p>
            </text:list-item>
          </text:list>
        </text:list-item>
        <text:list-item>
          <text:p text:style-name="P234"><text:span text:style-name="Strong_20_Emphasis"><text:span text:style-name="T1">Resultado esperado:</text:span></text:span></text:p>
          <text:p text:style-name="P81"/>
          <text:p text:style-name="P81"/>
          <text:p text:style-name="P141"><text:span text:style-name="Source_20_Text"><text:span text:style-name="T1">const precios = [1000, 1500, 2000];</text:span></text:span></text:p>
          <text:p text:style-name="P141"><text:span text:style-name="Source_20_Text"><text:span text:style-name="T1">const preciosEnUSD = precios.map(precio =&gt; precio.toLocaleString("en-US", { style: "currency", currency: "USD" }));</text:span></text:span></text:p>
          <text:p text:style-name="P141"><text:span text:style-name="Source_20_Text"><text:span text:style-name="T1">const preciosEnEUR = precios.map(precio =&gt; precio.toLocaleString("de-DE", { style: "currency", currency: "EUR" }));</text:span></text:span></text:p>
          <text:p text:style-name="P82"/>
          <text:p text:style-name="P141"><text:span text:style-name="Source_20_Text"><text:span text:style-name="T1">console.log(preciosEnUSD); // ["$1,000.00", "$1,500.00", "$2,000.00"]</text:span></text:span></text:p>
          <text:p text:style-name="P142"><text:span text:style-name="Source_20_Text"><text:span text:style-name="T1">console.log(preciosEnEUR); // ["1.000,00 €", "1.500,00 €", "2.000,00 €"]</text:span></text:span></text:p>
        </text:list-item>
      </text:list>
      <text:p text:style-name="P2"/>
      <text:h text:style-name="P22" text:outline-level="3"/>
      <text:p text:style-name="Text_20_body"><text:span text:style-name="Source_20_Text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4T15:56:15.742000000</meta:creation-date>
    <dc:date>2024-10-14T17:14:14.705000000</dc:date>
    <meta:editing-duration>PT35M32S</meta:editing-duration>
    <meta:editing-cycles>9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90" meta:word-count="899" meta:character-count="6289" meta:non-whitespace-character-count="5510"/>
  </office:meta>
</office:document-meta>
</file>